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fr" fo:country="FR" officeooo:rsid="000ff9bd" officeooo:paragraph-rsid="001bfed5" style:font-size-asian="14pt" style:language-asian="zxx" style:country-asian="none" style:font-size-complex="14pt" style:language-complex="zxx" style:country-complex="none"/>
    </style:style>
    <style:style style:name="P2" style:family="paragraph" style:parent-style-name="Heading_20_2">
      <style:paragraph-properties fo:text-align="center" style:justify-single-word="false"/>
      <style:text-properties fo:font-size="14pt" fo:language="fr" fo:country="FR" fo:font-weight="normal" officeooo:rsid="000ff9bd" officeooo:paragraph-rsid="001bfed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ize="14pt" fo:language="fr" fo:country="FR" fo:font-weight="normal" officeooo:rsid="000ff9bd" officeooo:paragraph-rsid="001bfed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4pt" fo:language="fr" fo:country="FR" fo:font-weight="normal" officeooo:rsid="000ff9bd" officeooo:paragraph-rsid="001bfed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14pt" fo:language="fr" fo:country="FR" fo:font-weight="normal" officeooo:rsid="000ff9bd" officeooo:paragraph-rsid="001cf059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4pt" fo:language="fr" fo:country="FR" fo:font-weight="normal" officeooo:rsid="000ff9bd" officeooo:paragraph-rsid="001d485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officeooo:rsid="001bfed5"/>
    </style:style>
    <style:style style:name="T2" style:family="text">
      <style:text-properties officeooo:rsid="001cf059"/>
    </style:style>
    <style:style style:name="T3" style:family="text">
      <style:text-properties officeooo:rsid="001d48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TER</text:p>
      <text:h text:style-name="P2" text:outline-level="2">Protocole SimpleCAN pour bus à base d'Arduino</text:h>
      <text:p text:style-name="P3"/>
      <text:p text:style-name="P4"><text:span text:style-name="T1">Le Forestier Romain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pan text:style-name="T2">plan</text:span></text:p>
      <text:p text:style-name="P5"><text:span text:style-name="T2">- présentation du protocole CAN</text:span></text:p>
      <text:p text:style-name="P5"><text:span text:style-name="T2"><text:tab/></text:span><text:span text:style-name="T3">- principe du protocole</text:span></text:p>
      <text:p text:style-name="P5"><text:span text:style-name="T3"><text:tab/>- caractéristique physique</text:span></text:p>
      <text:p text:style-name="P5"><text:span text:style-name="T2">- présentation de la carte</text:span></text:p>
      <text:p text:style-name="P6"><text:span text:style-name="T2"><text:tab/></text:span><text:span text:style-name="T3">- schema electrique</text:span></text:p>
      <text:p text:style-name="P6"><text:span text:style-name="T2"><text:tab/></text:span><text:span text:style-name="T3">- alimentation</text:span></text:p>
      <text:p text:style-name="P6"><text:span text:style-name="T2"><text:tab/></text:span><text:span text:style-name="T3">- branchement</text:span></text:p>
      <text:p text:style-name="P5"><text:span text:style-name="T3"><text:tab/>- programmation</text:span></text:p>
      <text:p text:style-name="P5"><text:span text:style-name="T2">- présentation de la librairie utilisé</text:span></text:p>
      <text:p text:style-name="P5"><text:span text:style-name="T2"/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egoe UI" style:font-size-asian="18pt" style:font-weight-asian="bold" style:font-name-complex="Tahoma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1:39:36.95</meta:creation-date>
    <dc:date>2015-06-05T12:17:50.97</dc:date>
    <meta:editing-duration>PT7M53S</meta:editing-duration>
    <meta:editing-cycles>1</meta:editing-cycles>
    <meta:document-statistic meta:table-count="0" meta:image-count="0" meta:object-count="0" meta:page-count="1" meta:paragraph-count="13" meta:word-count="45" meta:character-count="289" meta:non-whitespace-character-count="251"/>
    <meta:generator>LibreOffice/4.0.4.2$Windows_x86 LibreOffice_project/9e9821abd0ffdbc09cd8c52eaa574fa09eb08f2</meta:generator>
  </office:meta>
</office:document-meta>
</file>